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8c205" officeooo:paragraph-rsid="0018c205" style:font-size-asian="19.25pt" style:font-size-complex="22pt"/>
    </style:style>
    <style:style style:name="P2" style:family="paragraph" style:parent-style-name="Standard">
      <style:text-properties fo:font-size="22pt" officeooo:rsid="001a336e" officeooo:paragraph-rsid="0018c205" style:font-size-asian="19.25pt" style:font-size-complex="22pt"/>
    </style:style>
    <style:style style:name="P3" style:family="paragraph" style:parent-style-name="Standard">
      <style:text-properties fo:font-size="22pt" officeooo:rsid="001a336e" officeooo:paragraph-rsid="001a336e" style:font-size-asian="19.25pt" style:font-size-complex="2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SeekBar is a ProgressBar with a draggable thumb</text:p>
      <text:p text:style-name="P1">=&gt; The user can drag this thumb left or right</text:p>
      <text:p text:style-name="P2">=&gt; In order to access the SeekBar:</text:p>
      <text:p text:style-name="P3">1. Inherit from the SeekBar.OnSeekBarChangeListener</text:p>
      <text:p text:style-name="P3">2. override onStartTrackingTouch(p0:SeekBar?), onStopTrackingTouch(p0:SeekBar?), onProgressChanged(p0:SeekBar?,p1:Int,p2:Boolean)</text:p>
      <text:p text:style-name="P3">3. call seekbar.setOnSeekBarChangeListener(thi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5:12:09.401769532</meta:creation-date>
    <dc:date>2019-10-06T15:53:14.653111134</dc:date>
    <meta:editing-duration>PT2M28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6" meta:word-count="39" meta:character-count="362" meta:non-whitespace-character-count="329"/>
  </office:meta>
</office:document-meta>
</file>